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Orienta" svg:font-family="Orient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529cm" style:line-height-at-least="0.529cm" fo:widows="1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529cm" style:line-height-at-least="0.529cm" fo:widows="1" fo:text-indent="0cm" style:auto-text-indent="false"/>
      <style:text-properties fo:font-variant="normal" fo:text-transform="none" fo:color="#555555" style:font-name="Arial1" fo:font-size="9.75pt" fo:letter-spacing="normal" fo:font-style="normal" fo:font-weight="normal"/>
    </style:style>
    <style:style style:name="P3" style:family="paragraph" style:parent-style-name="Text_20_body">
      <style:paragraph-properties fo:margin-left="1.529cm" fo:margin-right="1.529cm" fo:margin-top="0cm" fo:margin-bottom="0.529cm" style:line-height-at-least="0.529cm" fo:widows="1" fo:text-indent="0cm" style:auto-text-indent="false" fo:padding="0cm" fo:border="none"/>
    </style:style>
    <style:style style:name="P4" style:family="paragraph" style:parent-style-name="Quotations">
      <style:paragraph-properties fo:margin-left="1.529cm" fo:margin-right="1.529cm" fo:margin-top="0cm" fo:margin-bottom="0.529cm" style:line-height-at-least="0.529cm" fo:widows="1" fo:text-indent="0cm" style:auto-text-indent="false" fo:padding="0cm" fo:border="none"/>
    </style:style>
    <style:style style:name="P5" style:family="paragraph" style:parent-style-name="Quotations">
      <style:paragraph-properties fo:margin-left="1.529cm" fo:margin-right="1.529cm" fo:margin-top="0cm" fo:margin-bottom="0.529cm" style:line-height-at-least="0.529cm" fo:widows="1" fo:text-indent="0cm" style:auto-text-indent="false" fo:padding="0cm" fo:border="none"/>
      <style:text-properties fo:font-variant="normal" fo:text-transform="none" fo:color="#666666" style:font-name="Arial1" fo:font-size="9.75pt" fo:letter-spacing="normal" fo:font-style="italic" fo:font-weight="normal"/>
    </style:style>
    <style:style style:name="P6" style:family="paragraph" style:parent-style-name="Heading_20_2">
      <style:text-properties fo:font-variant="normal" fo:text-transform="none" fo:color="#555555" style:font-name="Arial1" fo:font-size="22.5pt" fo:letter-spacing="normal" fo:font-style="normal" fo:font-weight="normal"/>
    </style:style>
    <style:style style:name="P7" style:family="paragraph" style:parent-style-name="Heading_20_3">
      <style:text-properties fo:font-variant="normal" fo:text-transform="none" fo:color="#555555" style:font-name="Arial1" fo:font-size="1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529cm" style:line-height-at-least="0.529cm" fo:widows="1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529cm" style:line-height-at-least="0.529cm" fo:widows="1" fo:text-indent="0cm" style:auto-text-indent="false"/>
      <style:text-properties fo:font-variant="normal" fo:text-transform="none" fo:color="#555555" style:font-name="Arial1" fo:font-size="9.75pt" fo:letter-spacing="normal" fo:font-style="normal" fo:font-weight="normal"/>
    </style:style>
    <style:style style:name="P10" style:family="paragraph" style:parent-style-name="Quotations">
      <style:paragraph-properties fo:margin-left="1.529cm" fo:margin-right="1.529cm" fo:margin-top="0cm" fo:margin-bottom="0.529cm" style:line-height-at-least="0.529cm" fo:widows="1" fo:text-indent="0cm" style:auto-text-indent="false" fo:padding="0cm" fo:border="none"/>
      <style:text-properties fo:font-variant="normal" fo:text-transform="none" fo:color="#666666" style:font-name="Arial1" fo:font-size="9.75pt" fo:letter-spacing="normal" fo:font-style="italic" fo:font-weight="normal"/>
    </style:style>
    <style:style style:name="P11" style:family="paragraph" style:parent-style-name="Quotations">
      <style:paragraph-properties fo:margin-left="1.529cm" fo:margin-right="1.529cm" fo:margin-top="0cm" fo:margin-bottom="0.529cm" style:line-height-at-least="0.529cm" fo:widows="1" fo:text-indent="0cm" style:auto-text-indent="false" fo:padding="0cm" fo:border="none"/>
    </style:style>
    <style:style style:name="P12" style:family="paragraph" style:parent-style-name="Heading_20_2">
      <style:paragraph-properties fo:margin-left="1.529cm" fo:margin-right="1.529cm" fo:margin-top="0cm" fo:margin-bottom="0.529cm" style:line-height-at-least="0.529cm" fo:widows="1" fo:text-indent="0cm" style:auto-text-indent="false" fo:padding="0cm" fo:border="none"/>
      <style:text-properties fo:font-variant="normal" fo:text-transform="none" fo:color="#555555" style:font-name="Arial1" fo:font-size="22.5pt" fo:letter-spacing="normal" fo:font-style="normal" fo:font-weight="bold" style:font-weight-asian="bold" style:font-weight-complex="bold"/>
    </style:style>
    <style:style style:name="P13" style:family="paragraph" style:parent-style-name="Heading_20_2">
      <style:paragraph-properties fo:margin-left="0cm" fo:margin-right="1.529cm" fo:margin-top="0cm" fo:margin-bottom="0.529cm" style:line-height-at-least="0.529cm" fo:widows="1" fo:text-indent="0cm" style:auto-text-indent="false" fo:padding="0cm" fo:border="none"/>
      <style:text-properties fo:font-variant="normal" fo:text-transform="none" fo:color="#666666" style:font-name="Arial1" fo:font-size="13pt" fo:letter-spacing="normal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Heading_20_1">
      <style:paragraph-properties fo:margin-left="0cm" fo:margin-right="0cm" fo:margin-top="0cm" fo:margin-bottom="0.529cm" style:line-height-at-least="0.529cm" fo:widows="1" fo:text-indent="0cm" style:auto-text-indent="false"/>
      <style:text-properties fo:font-variant="normal" fo:text-transform="none" fo:color="#272425" style:font-name="Orienta" fo:font-size="12pt" fo:letter-spacing="normal" fo:font-style="normal" fo:font-weight="bold" style:font-size-asian="12pt" style:font-size-complex="12pt"/>
    </style:style>
    <style:style style:name="T1" style:family="text">
      <style:text-properties fo:font-variant="normal" fo:text-transform="none" fo:color="#555555" style:font-name="Arial1" fo:font-size="9.75pt" fo:letter-spacing="normal" fo:font-style="normal" fo:font-weight="normal"/>
    </style:style>
    <style:style style:name="T2" style:family="text">
      <style:text-properties fo:font-variant="normal" fo:text-transform="none" fo:color="#555555" fo:letter-spacing="normal"/>
    </style:style>
    <style:style style:name="T3" style:family="text">
      <style:text-properties fo:font-variant="normal" fo:text-transform="none" fo:color="#d1291f" style:font-name="Arial1" fo:font-size="9.75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666666" style:font-name="Arial1" fo:font-size="9.75pt" fo:letter-spacing="normal" fo:font-style="italic" fo:font-weight="normal"/>
    </style:style>
    <style:style style:name="T5" style:family="text">
      <style:text-properties fo:color="#666666" fo:font-size="9.75pt" fo:font-style="italic"/>
    </style:style>
    <style:style style:name="T6" style:family="text">
      <style:text-properties fo:color="#555555"/>
    </style:style>
    <style:style style:name="T7" style:family="text">
      <style:text-properties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6">Узгодження часів</text:span></text:h>
      <text:p text:style-name="P1"><text:span text:style-name="T1">Якщо дія в підрядному реченні відбувається одночасно з дією в головному реченні, то потрібно використовувати</text:span><text:a xlink:type="simple" xlink:href="http://easy-english.com.ua/past-simple/" office:target-frame-name="_blank" xlink:show="new"><text:span text:style-name="T3">Past Simple</text:span></text:a><text:span text:style-name="T1"> або </text:span><text:a xlink:type="simple" xlink:href="http://easy-english.com.ua/past-continuous/" office:target-frame-name="_blank" xlink:show="new"><text:span text:style-name="T3">Past Continuous</text:span></text:a><text:span text:style-name="T1">:</text:span></text:p>
      <text:p text:style-name="P4"><text:span text:style-name="T4">She told him,”I </text:span><text:span text:style-name="Strong_20_Emphasis"><text:span text:style-name="T4">am going</text:span></text:span><text:span text:style-name="T4"> to the cinema.” – Вона сказала йому: “Я йду в кінотеатр”.</text:span></text:p>
      <text:p text:style-name="P4"><text:span text:style-name="T4">She told him that she </text:span><text:span text:style-name="Strong_20_Emphasis"><text:span text:style-name="T4">was going</text:span></text:span><text:span text:style-name="T4"> to the cinema. – Вона сказала йому, що йде в кінотеатр.</text:span></text:p>
      <text:h text:style-name="P12" text:outline-level="2"><text:span text:style-name="T5">Запитання у непрямій мові</text:span></text:h>
      <text:p text:style-name="P1"><text:span text:style-name="T1">У непрямій мові </text:span><text:a xlink:type="simple" xlink:href="http://easy-english.com.ua/types-of-questions/" office:target-frame-name="_blank" xlink:show="new"><text:span text:style-name="T3">питання</text:span></text:a><text:span text:style-name="T1"> мають прямий порядок слів, а знак питання в кінці речення замінюється на крапку.</text:span></text:p>
      <text:p text:style-name="P2">У загальних питаннях головне та підрядне речення з’єднуються сполучниками if або whether:</text:p>
      <text:p text:style-name="P5">She asked: “Have you seen my dog?” – Вона запитала: “Ви бачили мою собаку?”</text:p>
      <text:p text:style-name="P4"><text:span text:style-name="T4">She asked them </text:span><text:span text:style-name="Strong_20_Emphasis"><text:span text:style-name="T4">if</text:span></text:span><text:span text:style-name="T4"> they had seen her dog. – Вона запитала їх, чи бачили вони її собаку.</text:span></text:p>
      <text:p text:style-name="P2">У спеціальних запитаннях у непрямій мові головне та підрядне речення з’єднуються питальним словом:</text:p>
      <text:p text:style-name="P5">She asked: “Where are you heading?” – Вона запитала: “Куди ти направляєшся?”</text:p>
      <text:p text:style-name="P4"><text:span text:style-name="T4">She asked me </text:span><text:span text:style-name="Strong_20_Emphasis"><text:span text:style-name="T4">where</text:span></text:span><text:span text:style-name="T4"> I was heading. – Вона запитала мене, куди я направляюсь.</text:span></text:p>
      <text:p text:style-name="P3"><text:span text:style-name="T1">Крім того слід пам’ятати, що після слова when завжди вживається </text:span><text:a xlink:type="simple" xlink:href="http://easy-english.com.ua/present-simple/" office:target-frame-name="_blank" xlink:show="new"><text:span text:style-name="T3">Present Simple</text:span></text:a><text:span text:style-name="T1"> замість майбутнього часу, якщо мова йде про майбутнє:</text:span></text:p>
      <text:p text:style-name="P4"><text:span text:style-name="T4">I will call you when I </text:span><text:span text:style-name="Strong_20_Emphasis"><text:span text:style-name="T4">get</text:span></text:span><text:span text:style-name="T4"> home. – Я передзвоню, коли буду дома.</text:span></text:p>
      <text:h text:style-name="P13" text:outline-level="2"><text:span text:style-name="T7">Форми дієприкметника в англійській мові</text:span></text:h>
      <text:p text:style-name="P5"/>
      <text:p text:style-name="P2">Коли потрібно виразити дію, що відноситься до теперішнього часу, незалежно від того, в якому часі знаходиться дієслово-присудок:</text:p>
      <text:p text:style-name="P4"><text:span text:style-name="T4">The man </text:span><text:span text:style-name="Strong_20_Emphasis"><text:span text:style-name="T4">waiting</text:span></text:span><text:span text:style-name="T4"> for you outside called you yeasteday. – Чоловік, що чекає на вас на вулиці, дзвонив вам учора.</text:span></text:p>
      <text:p text:style-name="P4"><text:span text:style-name="T4">Here we have a present </text:span><text:span text:style-name="Strong_20_Emphasis"><text:span text:style-name="T4">waiting</text:span></text:span><text:span text:style-name="T4"> for you. – В нас є подарунок, що чекає на тебе.</text:span></text:p>
      <text:h text:style-name="P7" text:outline-level="3">Present Participle Perfect</text:h>
      <text:p text:style-name="P2">Present Participle Perfect в активному стані утворюється за допомогою допоміжного дієслова having плюс третьої форми дієслова або ж дієслова з закінченням -ed:</text:p>
      <text:p text:style-name="P4"><text:soft-page-break/><text:span text:style-name="T4">ride (скакати) – </text:span><text:span text:style-name="Strong_20_Emphasis"><text:span text:style-name="T4">having</text:span></text:span><text:span text:style-name="T4"> ridden (проскакати)</text:span></text:p>
      <text:p text:style-name="P4"><text:span text:style-name="T4">pray (молитися) – </text:span><text:span text:style-name="Strong_20_Emphasis"><text:span text:style-name="T4">having</text:span></text:span><text:span text:style-name="T4"> pray</text:span><text:span text:style-name="Strong_20_Emphasis"><text:span text:style-name="T4">ed</text:span></text:span><text:span text:style-name="T4"> (помолившись)</text:span></text:p>
      <text:p text:style-name="P2">Дієприкметник теперішнього часу у своїй доконаній (перфектній) формі Present Participle Perfect використовується у випадках, коли потрібно висловити дію, що передувала дії, яка виражена дієсловом-присудком:</text:p>
      <text:p text:style-name="P4"><text:span text:style-name="Strong_20_Emphasis"><text:span text:style-name="T4">Having done</text:span></text:span><text:span text:style-name="T4"> his homework he went to bed. – Зробивши домашнє завдання він пішов спати.</text:span></text:p>
      <text:h text:style-name="P6" text:outline-level="2">Participle II</text:h>
      <text:p text:style-name="P2">Дієприкметник минулого часу має лише пасивну форму і перекладається як дієприкметник минулого стану на українську мову.</text:p>
      <text:p text:style-name="P1"><text:span text:style-name="T1">Дієслово в Past Participle називається ще й дієсловом у 3 формі (друга форма – Past Simple). Всі форми неправильних дієслів дивіться </text:span><text:a xlink:type="simple" xlink:href="http://easy-english.com.ua/irregular-verbs/" office:target-frame-name="_blank" xlink:show="new"><text:span text:style-name="T3">тут</text:span></text:a><text:span text:style-name="T1">.</text:span></text:p>
      <text:p text:style-name="P2">Participle II може утворюватися за допомогою додавання допоміжного дієслова до дієслова у 3 формі:</text:p>
      <text:p text:style-name="P5">to give (давати) – given (даний)</text:p>
      <text:p text:style-name="P5">to teach (навчати) – tought (навчений)</text:p>
      <text:p text:style-name="P2">У реченні дієприкметник минулого часу може виконувати такі функції:</text:p>
      <text:p text:style-name="P1"><text:span text:style-name="T1">1. </text:span><text:span text:style-name="Strong_20_Emphasis"><text:span text:style-name="T1">Іменної частини складеного присудка</text:span></text:span><text:span text:style-name="T1"> після дієслів: </text:span><text:span text:style-name="Strong_20_Emphasis"><text:span text:style-name="T1">to be</text:span></text:span><text:span text:style-name="T1"> (</text:span><text:span text:style-name="Emphasis"><text:span text:style-name="T1">бути</text:span></text:span><text:span text:style-name="T1">), </text:span><text:span text:style-name="Strong_20_Emphasis"><text:span text:style-name="T1">to feel</text:span></text:span><text:span text:style-name="T1"> (</text:span><text:span text:style-name="Emphasis"><text:span text:style-name="T1">відчувати</text:span></text:span><text:span text:style-name="T1">), </text:span><text:span text:style-name="Strong_20_Emphasis"><text:span text:style-name="T1">to look</text:span></text:span><text:span text:style-name="T1"> (</text:span><text:span text:style-name="Emphasis"><text:span text:style-name="T1">виглядати</text:span></text:span><text:span text:style-name="T1">), </text:span><text:span text:style-name="Strong_20_Emphasis"><text:span text:style-name="T1">to get</text:span></text:span><text:span text:style-name="T1">(</text:span><text:span text:style-name="Emphasis"><text:span text:style-name="T1">отримувати</text:span></text:span><text:span text:style-name="T1">), </text:span><text:span text:style-name="Strong_20_Emphasis"><text:span text:style-name="T1">to become</text:span></text:span><text:span text:style-name="T1"> (</text:span><text:span text:style-name="Emphasis"><text:span text:style-name="T1">ставати</text:span></text:span><text:span text:style-name="T1">) та ін:</text:span></text:p>
      <text:p text:style-name="P4"><text:span text:style-name="T4">My car </text:span><text:span text:style-name="Strong_20_Emphasis"><text:span text:style-name="T4">is broken</text:span></text:span><text:span text:style-name="T4">. – Моя машина зламана.</text:span></text:p>
      <text:p text:style-name="P4"><text:span text:style-name="T4">He </text:span><text:span text:style-name="Strong_20_Emphasis"><text:span text:style-name="T4">looked scared</text:span></text:span><text:span text:style-name="T4">. – Він виглядає переляканим.</text:span></text:p>
      <text:p text:style-name="P1"><text:span text:style-name="T1">2. </text:span><text:span text:style-name="Strong_20_Emphasis"><text:span text:style-name="T1">Означення</text:span></text:span><text:span text:style-name="T1">. При цьому дієприкметник може розташовуватися як перед іменником, так і після нього:</text:span></text:p>
      <text:p text:style-name="P4"><text:span text:style-name="T4">Fred looked at the table </text:span><text:span text:style-name="Strong_20_Emphasis"><text:span text:style-name="T4">filled</text:span></text:span><text:span text:style-name="T4"> with food. – Фред поглянув на стіл, наповнений їжею.</text:span></text:p>
      <text:p text:style-name="P4"><text:span text:style-name="T4">Fred looked at the f</text:span><text:span text:style-name="Strong_20_Emphasis"><text:span text:style-name="T4">illed</text:span></text:span><text:span text:style-name="T4"> by someone table with food. – Фред поглянув на стіл, що був наповнений їжею.</text:span></text:p>
      <text:p text:style-name="P1"><text:span text:style-name="T1">3. </text:span><text:span text:style-name="Strong_20_Emphasis"><text:span text:style-name="T1">Обставину часу</text:span></text:span><text:span text:style-name="T1"> або </text:span><text:span text:style-name="Strong_20_Emphasis"><text:span text:style-name="T1">обставину причини</text:span></text:span><text:span text:style-name="T1">. В таких випадках дієприкметник відповідає на питання </text:span><text:span text:style-name="Emphasis"><text:span text:style-name="T1">коли?</text:span></text:span><text:span text:style-name="T1"> або </text:span><text:span text:style-name="Emphasis"><text:span text:style-name="T1">чому? за якої причини?</text:span></text:span><text:span text:style-name="T1">:</text:span></text:p>
      <text:p text:style-name="P4"><text:span text:style-name="Strong_20_Emphasis"><text:span text:style-name="T4">Played</text:span></text:span><text:span text:style-name="T4"> football he didn’t do his homework. – Оскільки він грав у футбол, то не зробив домашнє завдан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Orienta" svg:font-family="Orient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7M21S</meta:editing-duration>
    <meta:editing-cycles>7</meta:editing-cycles>
    <meta:generator>OpenOffice/4.0.1$Win32 OpenOffice.org_project/401m5$Build-9714</meta:generator>
    <dc:date>2015-04-21T00:41:55.22</dc:date>
    <meta:document-statistic meta:table-count="0" meta:image-count="0" meta:object-count="0" meta:page-count="2" meta:paragraph-count="39" meta:word-count="526" meta:character-count="3325"/>
    <meta:user-defined meta:name="Info 1"/>
    <meta:user-defined meta:name="Info 2"/>
    <meta:user-defined meta:name="Info 3"/>
    <meta:user-defined meta:name="Info 4"/>
  </office:meta>
</office:document-meta>
</file>